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4792in" style:rel-column-width="34066*"/>
    </style:style>
    <style:style style:name="Table1.B" style:family="table-column">
      <style:table-column-properties style:column-width="3.2139in" style:rel-column-width="31469*"/>
    </style:style>
    <style:style style:name="Table1.A1" style:family="table-cell">
      <style:table-cell-properties fo:padding="0.0382in" fo:border="none"/>
    </style:style>
    <style:style style:name="P1" style:family="paragraph" style:parent-style-name="Header">
      <style:paragraph-properties fo:line-height="115%"/>
      <style:text-properties officeooo:rsid="00034536" officeooo:paragraph-rsid="00034536"/>
    </style:style>
    <style:style style:name="P2" style:family="paragraph" style:parent-style-name="Horizontal_20_Line">
      <style:paragraph-properties fo:margin-top="0.0398in" fo:margin-bottom="0.1965in" style:contextual-spacing="false" fo:line-height="115%"/>
      <style:text-properties style:font-name="DejaVu Serif" fo:font-size="12pt" style:font-size-asian="12pt" style:font-size-complex="12pt"/>
    </style:style>
    <style:style style:name="P3" style:family="paragraph" style:parent-style-name="Text_20_body">
      <loext:graphic-properties draw:fill-gradient-name="gradient" draw:fill-hatch-name="hatch"/>
      <style:paragraph-properties fo:margin-top="0in" fo:margin-bottom="0.1374in" style:contextual-spacing="false" fo:text-align="start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DejaVu Serif" fo:font-size="12pt" fo:font-style="normal" fo:font-weight="normal" officeooo:rsid="00034536" officeooo:paragraph-rsid="00034536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Text_20_body">
      <loext:graphic-properties draw:fill-gradient-name="gradient" draw:fill-hatch-name="hatch"/>
      <style:paragraph-properties fo:margin-top="0in" fo:margin-bottom="0.0984in" style:contextual-spacing="false" fo:text-align="start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DejaVu Serif" fo:font-size="12pt" fo:font-style="normal" fo:font-weight="normal" officeooo:rsid="00034536" officeooo:paragraph-rsid="00034536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Text_20_body">
      <loext:graphic-properties draw:fill-gradient-name="gradient" draw:fill-hatch-name="hatch"/>
      <style:paragraph-properties fo:margin-top="0in" fo:margin-bottom="0.0591in" style:contextual-spacing="false" fo:text-align="start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DejaVu Serif" fo:font-size="12pt" fo:font-style="normal" fo:font-weight="normal" officeooo:rsid="00034536" officeooo:paragraph-rsid="00034536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Text_20_body">
      <loext:graphic-properties draw:fill-gradient-name="gradient" draw:fill-hatch-name="hatch"/>
      <style:paragraph-properties fo:margin-top="0in" fo:margin-bottom="0.1374in" style:contextual-spacing="false" fo:text-align="start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DejaVu Serif" fo:font-size="12pt" fo:font-style="normal" fo:font-weight="normal" officeooo:rsid="00034536" officeooo:paragraph-rsid="00034536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Horizontal_20_Line">
      <style:text-properties style:font-name="DejaVu Serif" fo:font-size="16pt" officeooo:rsid="00034536" officeooo:paragraph-rsid="00034536" style:font-size-asian="16pt" style:font-size-complex="16pt"/>
    </style:style>
    <style:style style:name="P8" style:family="paragraph" style:parent-style-name="Text_20_body">
      <loext:graphic-properties draw:fill-gradient-name="gradient" draw:fill-hatch-name="hatch"/>
      <style:paragraph-properties fo:margin-top="0in" fo:margin-bottom="0.1374in" style:contextual-spacing="false" fo:text-align="start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DejaVu Serif" fo:font-size="14pt" fo:font-weight="bold" officeooo:rsid="00034536" officeooo:paragraph-rsid="00034536" style:font-size-asian="12.25pt" style:font-weight-asian="bold" style:font-size-complex="14pt" style:font-weight-complex="bold"/>
    </style:style>
    <style:style style:name="P9" style:family="paragraph" style:parent-style-name="Text_20_body">
      <loext:graphic-properties draw:fill-gradient-name="gradient" draw:fill-hatch-name="hatch"/>
      <style:paragraph-properties fo:margin-top="0in" fo:margin-bottom="0.1374in" style:contextual-spacing="false" fo:text-align="start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DejaVu Serif" fo:font-size="14pt" fo:font-style="normal" fo:font-weight="bold" officeooo:rsid="00034536" officeooo:paragraph-rsid="00034536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Text_20_body">
      <loext:graphic-properties draw:fill-gradient-name="gradient" draw:fill-hatch-name="hatch"/>
      <style:paragraph-properties fo:margin-top="0in" fo:margin-bottom="0.1374in" style:contextual-spacing="false" fo:text-align="start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DejaVu Serif" fo:font-size="14pt" fo:font-style="normal" fo:font-weight="bold" officeooo:rsid="00034536" officeooo:paragraph-rsid="0003e7a3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Text_20_body">
      <loext:graphic-properties draw:fill-gradient-name="gradient" draw:fill-hatch-name="hatch"/>
      <style:paragraph-properties fo:margin-top="0in" fo:margin-bottom="0.1374in" style:contextual-spacing="false" fo:text-align="start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DejaVu Serif" fo:font-size="14pt" fo:font-style="normal" fo:font-weight="normal" officeooo:rsid="00034536" officeooo:paragraph-rsid="00034536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Text_20_body">
      <loext:graphic-properties draw:fill-gradient-name="gradient" draw:fill-hatch-name="hatch"/>
      <style:paragraph-properties fo:margin-top="0in" fo:margin-bottom="0.0591in" style:contextual-spacing="false" fo:text-align="start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officeooo:paragraph-rsid="00034536"/>
    </style:style>
    <style:style style:name="P13" style:family="paragraph" style:parent-style-name="Text_20_body">
      <loext:graphic-properties draw:fill-gradient-name="gradient" draw:fill-hatch-name="hatch"/>
      <style:paragraph-properties fo:margin-top="0in" fo:margin-bottom="0.1374in" style:contextual-spacing="false" fo:text-align="start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officeooo:paragraph-rsid="0003e7a3"/>
    </style:style>
    <style:style style:name="P14" style:family="paragraph" style:parent-style-name="Text_20_body">
      <loext:graphic-properties draw:fill-gradient-name="gradient" draw:fill-hatch-name="hatch"/>
      <style:paragraph-properties fo:margin-top="0in" fo:margin-bottom="0.1374in" style:contextual-spacing="false" fo:text-align="start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officeooo:paragraph-rsid="0005bf90"/>
    </style:style>
    <style:style style:name="P15" style:family="paragraph" style:parent-style-name="Header">
      <style:paragraph-properties fo:line-height="115%"/>
      <style:text-properties officeooo:rsid="00034536" officeooo:paragraph-rsid="000b9db8"/>
    </style:style>
    <style:style style:name="P16" style:family="paragraph" style:parent-style-name="Table_20_Contents" style:list-style-name="L1">
      <loext:graphic-properties draw:fill-gradient-name="gradient" draw:fill-hatch-name="hatch"/>
      <style:paragraph-properties fo:text-align="start" style:justify-single-word="false">
        <style:tab-stops/>
      </style:paragraph-properties>
      <style:text-properties style:font-name="DejaVu Serif" fo:font-size="12pt" officeooo:rsid="00034536" officeooo:paragraph-rsid="00034536" style:font-size-asian="12pt" style:font-size-complex="12pt"/>
    </style:style>
    <style:style style:name="P17" style:family="paragraph" style:parent-style-name="Table_20_Contents" style:list-style-name="L1">
      <style:paragraph-properties fo:text-align="start" style:justify-single-word="false"/>
      <style:text-properties style:font-name="DejaVu Serif" fo:font-size="12pt" officeooo:rsid="00034536" officeooo:paragraph-rsid="00034536" style:font-size-asian="12pt" style:font-size-complex="12pt"/>
    </style:style>
    <style:style style:name="P18" style:family="paragraph" style:parent-style-name="Table_20_Contents" style:list-style-name="L1">
      <style:paragraph-properties fo:text-align="start" style:justify-single-word="false"/>
      <style:text-properties style:font-name="DejaVu Serif" fo:font-size="12pt" officeooo:rsid="0005bf90" officeooo:paragraph-rsid="0005bf90" style:font-size-asian="12pt" style:font-size-complex="12pt"/>
    </style:style>
    <style:style style:name="P19" style:family="paragraph" style:parent-style-name="Table_20_Contents" style:list-style-name="L1">
      <style:paragraph-properties fo:text-align="start" style:justify-single-word="false"/>
      <style:text-properties style:font-name="DejaVu Serif" fo:font-size="12pt" officeooo:rsid="0005bf90" officeooo:paragraph-rsid="0005bf90" style:font-size-asian="10.5pt" style:font-size-complex="12pt"/>
    </style:style>
    <style:style style:name="P20" style:family="paragraph" style:parent-style-name="Table_20_Contents" style:list-style-name="L1">
      <style:paragraph-properties fo:text-align="start" style:justify-single-word="false"/>
      <style:text-properties style:font-name="DejaVu Serif" fo:font-size="12pt" officeooo:rsid="00034536" officeooo:paragraph-rsid="00034536" style:font-size-asian="10.5pt" style:font-size-complex="12pt"/>
    </style:style>
    <style:style style:name="P21" style:family="paragraph" style:parent-style-name="Text_20_body" style:list-style-name="L2">
      <loext:graphic-properties draw:fill-gradient-name="gradient" draw:fill-hatch-name="hatch"/>
      <style:paragraph-properties fo:margin-top="0in" fo:margin-bottom="0.0591in" style:contextual-spacing="false" fo:text-align="start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DejaVu Serif" fo:font-size="12pt" fo:font-style="normal" fo:font-weight="normal" officeooo:rsid="00034536" officeooo:paragraph-rsid="00034536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 style:list-style-name="L4">
      <loext:graphic-properties draw:fill-gradient-name="gradient" draw:fill-hatch-name="hatch"/>
      <style:paragraph-properties fo:margin-top="0in" fo:margin-bottom="0.0591in" style:contextual-spacing="false" fo:text-align="start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DejaVu Serif" fo:font-size="12pt" fo:font-style="normal" fo:font-weight="normal" officeooo:rsid="00034536" officeooo:paragraph-rsid="00034536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 style:list-style-name="L5">
      <loext:graphic-properties draw:fill-gradient-name="gradient" draw:fill-hatch-name="hatch"/>
      <style:paragraph-properties fo:margin-top="0in" fo:margin-bottom="0.0591in" style:contextual-spacing="false" fo:text-align="start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DejaVu Serif" fo:font-size="12pt" fo:font-style="normal" fo:font-weight="normal" officeooo:rsid="00034536" officeooo:paragraph-rsid="00034536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 style:list-style-name="L6">
      <loext:graphic-properties draw:fill-gradient-name="gradient" draw:fill-hatch-name="hatch"/>
      <style:paragraph-properties fo:margin-top="0in" fo:margin-bottom="0.0591in" style:contextual-spacing="false" fo:text-align="start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DejaVu Serif" fo:font-size="12pt" fo:font-style="normal" fo:font-weight="normal" officeooo:rsid="00034536" officeooo:paragraph-rsid="00034536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 style:list-style-name="L6">
      <loext:graphic-properties draw:fill-gradient-name="gradient" draw:fill-hatch-name="hatch"/>
      <style:paragraph-properties fo:margin-top="0in" fo:margin-bottom="0.0591in" style:contextual-spacing="false" fo:text-align="start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DejaVu Serif" fo:font-size="12pt" fo:font-style="normal" fo:font-weight="normal" officeooo:rsid="00034536" officeooo:paragraph-rsid="000b9db8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 style:list-style-name="L3" style:master-page-name="">
      <loext:graphic-properties draw:fill="none" draw:fill-gradient-name="gradient" draw:fill-hatch-name="hatch"/>
      <style:paragraph-properties fo:margin-left="0in" fo:margin-right="0in" fo:margin-top="0in" fo:margin-bottom="0.0984in" style:contextual-spacing="false" fo:line-height="115%" fo:text-align="start" style:justify-single-word="false" fo:text-indent="-0.252in" style:auto-text-indent="false" style:page-number="auto" fo:break-after="column" fo:background-color="transparent">
        <style:tab-stops>
          <style:tab-stop style:position="6.5866in" style:type="center"/>
        </style:tab-stops>
      </style:paragraph-properties>
      <style:text-properties style:font-name="DejaVu Serif" fo:font-size="12pt" fo:font-style="normal" officeooo:rsid="00034536" officeooo:paragraph-rsid="0003e7a3" style:font-size-asian="12pt" style:font-style-asian="normal" style:font-size-complex="12pt" style:font-style-complex="normal"/>
    </style:style>
    <style:style style:name="P27" style:family="paragraph" style:parent-style-name="Text_20_body" style:list-style-name="L3">
      <loext:graphic-properties draw:fill-gradient-name="gradient" draw:fill-hatch-name="hatch"/>
      <style:paragraph-properties fo:margin-top="0in" fo:margin-bottom="0.0984in" style:contextual-spacing="false" fo:text-align="start" style:justify-single-word="false">
        <style:tab-stops>
          <style:tab-stop style:position="6.5866in" style:type="center"/>
        </style:tab-stops>
      </style:paragraph-properties>
      <style:text-properties style:font-name="DejaVu Serif" fo:font-size="12pt" officeooo:rsid="00034536" officeooo:paragraph-rsid="00034536" style:font-size-asian="12pt" style:font-size-complex="12pt"/>
    </style:style>
    <style:style style:name="P28" style:family="paragraph" style:parent-style-name="Text_20_body" style:list-style-name="L3">
      <loext:graphic-properties draw:fill-gradient-name="gradient" draw:fill-hatch-name="hatch"/>
      <style:paragraph-properties fo:margin-top="0in" fo:margin-bottom="0.0984in" style:contextual-spacing="false" fo:text-align="start" style:justify-single-word="false">
        <style:tab-stops>
          <style:tab-stop style:position="6.5866in" style:type="center"/>
        </style:tab-stops>
      </style:paragraph-properties>
      <style:text-properties style:font-name="DejaVu Serif" fo:font-size="12pt" officeooo:rsid="00034536" officeooo:paragraph-rsid="0003e7a3" style:font-size-asian="12pt" style:font-size-complex="12pt"/>
    </style:style>
    <style:style style:name="P29" style:family="paragraph" style:parent-style-name="Text_20_body" style:list-style-name="L3">
      <loext:graphic-properties draw:fill-gradient-name="gradient" draw:fill-hatch-name="hatch"/>
      <style:paragraph-properties fo:margin-top="0in" fo:margin-bottom="0.0984in" style:contextual-spacing="false" fo:text-align="start" style:justify-single-word="false">
        <style:tab-stops>
          <style:tab-stop style:position="6.5866in" style:type="center"/>
        </style:tab-stops>
      </style:paragraph-properties>
      <style:text-properties style:font-name="DejaVu Serif" fo:font-size="12pt" officeooo:rsid="0003e7a3" officeooo:paragraph-rsid="0003e7a3" style:font-size-asian="12pt" style:font-size-complex="12pt"/>
    </style:style>
    <style:style style:name="P30" style:family="paragraph" style:parent-style-name="Text_20_body" style:list-style-name="L3" style:master-page-name="">
      <loext:graphic-properties draw:fill="none" draw:fill-gradient-name="gradient" draw:fill-hatch-name="hatch"/>
      <style:paragraph-properties fo:margin-left="0in" fo:margin-right="0in" fo:margin-top="0in" fo:margin-bottom="0.1374in" style:contextual-spacing="false" fo:line-height="115%" fo:text-align="start" style:justify-single-word="false" fo:text-indent="0in" style:auto-text-indent="false" style:page-number="auto" fo:break-after="column" fo:background-color="transparent">
        <style:tab-stops>
          <style:tab-stop style:position="6.5866in" style:type="center"/>
        </style:tab-stops>
      </style:paragraph-properties>
      <style:text-properties style:font-name="DejaVu Serif" fo:font-size="14pt" fo:font-style="normal" officeooo:rsid="00034536" officeooo:paragraph-rsid="00034536" style:font-size-asian="14pt" style:font-style-asian="normal" style:font-size-complex="14pt" style:font-style-complex="normal"/>
    </style:style>
    <style:style style:name="P31" style:family="paragraph" style:parent-style-name="Text_20_body" style:list-style-name="L3" style:master-page-name="">
      <loext:graphic-properties draw:fill="none" draw:fill-gradient-name="gradient" draw:fill-hatch-name="hatch"/>
      <style:paragraph-properties fo:margin-left="0in" fo:margin-right="0in" fo:margin-top="0in" fo:margin-bottom="0.0591in" style:contextual-spacing="false" fo:line-height="115%" fo:text-align="start" style:justify-single-word="false" fo:text-indent="0in" style:auto-text-indent="false" style:page-number="auto" fo:break-after="column" fo:background-color="transparent">
        <style:tab-stops>
          <style:tab-stop style:position="6.5866in" style:type="center"/>
        </style:tab-stops>
      </style:paragraph-properties>
      <style:text-properties style:font-name="DejaVu Serif" fo:font-size="14pt" officeooo:rsid="00034536" officeooo:paragraph-rsid="00034536" style:font-size-asian="14pt" style:font-size-complex="14pt"/>
    </style:style>
    <style:style style:name="T1" style:family="text">
      <style:text-properties style:font-name="DejaVu Serif" fo:font-size="12pt" style:font-size-asian="12pt" style:font-size-complex="12pt"/>
    </style:style>
    <style:style style:name="T2" style:family="text">
      <style:text-properties style:font-name="DejaVu Serif" fo:font-size="12pt" officeooo:rsid="000b9db8" style:font-size-asian="12pt" style:font-size-complex="12pt"/>
    </style:style>
    <style:style style:name="T3" style:family="text">
      <style:text-properties style:font-name="DejaVu Serif" fo:font-size="12pt" fo:font-style="normal" style:text-underline-style="none" fo:font-weight="normal" officeooo:rsid="0003e7a3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DejaVu Serif" fo:font-size="12pt" fo:font-style="normal" style:text-underline-style="none" fo:font-weight="normal" officeooo:rsid="0005bf90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DejaVu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DejaVu Serif" fo:font-size="12pt" fo:font-style="normal" fo:font-weight="normal" officeooo:rsid="0005bf90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DejaVu Serif" fo:font-size="16pt" style:font-size-asian="16pt" style:font-size-complex="16pt"/>
    </style:style>
    <style:style style:name="T8" style:family="text">
      <style:text-properties style:font-name="DejaVu Serif" fo:font-size="14pt" fo:font-style="normal" fo:font-weight="bold" officeooo:rsid="00034536" style:font-size-asian="12.25pt" style:font-style-asian="normal" style:font-weight-asian="bold" style:font-size-complex="14pt" style:font-style-complex="normal" style:font-weight-complex="bold"/>
    </style:style>
    <style:style style:name="T9" style:family="text">
      <style:text-properties fo:font-size="16pt" fo:font-weight="normal" officeooo:rsid="00034536" style:font-size-asian="16pt" style:font-weight-asian="normal" style:font-size-complex="16pt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03e7a3" style:font-style-asian="normal" style:font-weight-asian="bold" style:font-style-complex="normal" style:font-weight-complex="bold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03e7a3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0843dd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solid" style:text-underline-width="auto" style:text-underline-color="font-color" fo:font-weight="normal" officeooo:rsid="0003e7a3" style:font-style-asian="normal" style:font-weight-asian="normal" style:font-style-complex="normal" style:font-weight-complex="normal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style:text-underline-style="none" officeooo:rsid="0003e7a3"/>
    </style:style>
    <style:style style:name="T22" style:family="text">
      <style:text-properties style:font-size-asian="12pt"/>
    </style:style>
    <style:style style:name="T23" style:family="text">
      <style:text-properties officeooo:rsid="0005bf90" style:font-size-asian="12pt"/>
    </style:style>
    <style:style style:name="T24" style:family="text">
      <style:text-properties officeooo:rsid="000b9db8" style:font-size-asian="12pt"/>
    </style:style>
    <style:style style:name="T25" style:family="text">
      <style:text-properties officeooo:rsid="0003e7a3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03e7a3" style:font-weight-asian="normal" style:font-weight-complex="normal"/>
    </style:style>
    <style:style style:name="T29" style:family="text">
      <style:text-properties style:text-underline-style="solid" style:text-underline-width="auto" style:text-underline-color="font-color" fo:font-weight="normal" officeooo:rsid="0003e7a3" style:font-weight-asian="normal" style:font-weight-complex="normal"/>
    </style:style>
    <style:style style:name="T30" style:family="text">
      <style:text-properties style:text-underline-style="solid" style:text-underline-width="auto" style:text-underline-color="font-color" fo:font-weight="normal" officeooo:rsid="000843dd" style:font-weight-asian="normal" style:font-weight-complex="normal"/>
    </style:style>
    <style:style style:name="T31" style:family="text">
      <style:text-properties officeooo:rsid="0005bf90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officeooo:rsid="000a6845"/>
    </style:style>
    <style:style style:name="T34" style:family="text">
      <style:text-properties officeooo:rsid="000b9db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line-break/><text:span text:style-name="T9">Education</text:span></text:p>
      <text:p text:style-name="P9">Moscow, <text:span text:style-name="T33">RU</text:span><text:tab/>Engineering School №1580<text:tab/><text:span text:style-name="T19">2017 – 2022</text:span></text:p>
      <text:p text:style-name="P11">High School – Physics and Mathematics profile<text:tab/>Grade: 5.0 / 5.0</text:p>
      <text:p text:style-name="P4">Russian State Exam scores:</text:p>
      <text:list text:style-name="L2">
        <text:list-item>
          <text:p text:style-name="P21">Mathematics<text:tab/><text:tab/>82 / 100</text:p>
        </text:list-item>
        <text:list-item>
          <text:p text:style-name="P21">Informatics and ICT<text:tab/><text:tab/>92 / 100</text:p>
        </text:list-item>
        <text:list-item>
          <text:p text:style-name="P21">English<text:tab/><text:tab/>99 / 100<text:line-break/></text:p>
        </text:list-item>
      </text:list>
      <text:p text:style-name="P12"><text:span text:style-name="T8"/></text:p>
      <text:p text:style-name="P8">St Andrews, UK<text:tab/>University of St Andrews<text:tab/><text:span text:style-name="T19">2022 – 2026</text:span></text:p>
      <text:list text:style-name="L3">
        <text:list-header>
          <text:p text:style-name="P30"><text:span text:style-name="T20">International Year One – Science</text:span><text:tab/>2022-2023<text:line-break/><text:span text:style-name="T32">Modules taken:</text:span></text:p>
        </text:list-header>
        <text:list-item>
          <text:p text:style-name="P27"><text:span text:style-name="T26">CS1002 </text:span><text:span text:style-name="T29">(Grade: 18 / 20)</text:span><text:span text:style-name="T27"> and</text:span><text:span text:style-name="T26"> CS1003 </text:span><text:span text:style-name="T29">(Grade: 18.7 / 20)</text:span><text:line-break/><text:span text:style-name="T25">Basics of Java programming, OOP, I/O, working with XML and JSON files, SQL Databases, parallel programming with Apache Spark, the UNIX command line.</text:span></text:p>
        </text:list-item>
        <text:list-item>
          <text:p text:style-name="P28"><text:span text:style-name="T26">Math A</text:span> and <text:span text:style-name="T26">Math B </text:span><text:span text:style-name="T30">(Grade: 17.7 / 20)</text:span><text:span text:style-name="T26"><text:line-break/></text:span><text:span text:style-name="T28">Fundamentals of calculus (integration, differentiation) and linear algebra</text:span><text:line-break/></text:p>
          <text:list>
            <text:list-header>
              <text:p text:style-name="P31"><text:span text:style-name="T11">Computer Science (BSc)</text:span><text:span text:style-name="T10"><text:tab/>2023 – 2026</text:span></text:p>
            </text:list-header>
          </text:list>
          <text:p text:style-name="P26">Modules taken:</text:p>
        </text:list-item>
        <text:list-item>
          <text:p text:style-name="P28"><text:span text:style-name="T12">CS</text:span><text:span text:style-name="T13"> 2001 </text:span><text:span text:style-name="T15">(Foundations of Computation) – </text:span><text:span text:style-name="T18">Grade: 17.3 / 20</text:span><text:span text:style-name="T15"><text:line-break/>Finite State Automata and Context-Free Grammars. Data structures in Java. Time complexity and Big-O Notation. Unit testing with JUnit</text:span></text:p>
        </text:list-item>
        <text:list-item>
          <text:p text:style-name="P29"><text:span text:style-name="T12">CS 2003 </text:span><text:span text:style-name="T14">(</text:span><text:span text:style-name="T16">I</text:span><text:span text:style-name="T14">nternet and The Web) – </text:span><text:span text:style-name="T17">Grade: 16.8 / 20</text:span><text:span text:style-name="T14"><text:line-break/>Network architecture, the OSI model, TCP/IP, working with Sockets in Java, the HTTP protocol, DNS, implementing a REST API server and client in JavaScript, basics of HTML + CSS + JS, frontend web development with React<text:line-break/></text:span></text:p>
        </text:list-item>
      </text:list>
      <text:p text:style-name="P7"><text:soft-page-break/>Extra-Curricular <text:span text:style-name="T25">activities</text:span></text:p>
      <text:p text:style-name="P9">Moscow<text:tab/>Yandex.Lyceum<text:tab/><text:span text:style-name="T19">2019 – 2021</text:span></text:p>
      <text:p text:style-name="P3"><text:span text:style-name="T25">Yandex.Lyceum</text:span> project-based Python programming course for high school students, hosted by the Russian tech company Yandex. <text:line-break/><text:span text:style-name="T25">As part of this course, I have learned the fundamentals of Python software development, including OOP, working with databases, creating a web server with Flask, GUI development with Qt5, and 2D game development with pygame.</text:span></text:p>
      <text:p text:style-name="P3"/>
      <text:p text:style-name="P9">Lipetsk<text:tab/>Summer CS school by the HSE<text:tab/><text:span text:style-name="T19">2021</text:span></text:p>
      <text:p text:style-name="P3">A 2-week summer computer science course organized by the Higher School of Economics that focused on algorithms, data structures and solving Leetcode-style problems in C++. <text:span text:style-name="T25">As part of this course, I have learned the fundamentals of graph theory, data structures in C++, and pathfinding algorithms (Dijkstra and A*).</text:span></text:p>
      <text:p text:style-name="P5"/>
      <text:p text:style-name="P9">St Andrews<text:tab/>Fast Start Web Development<text:tab/><text:span text:style-name="T19">2023</text:span></text:p>
      <text:p text:style-name="P6">A 2-month course consisting of 8 lectures on web development, JavaScript and the React framework, as well as a final project.</text:p>
      <text:p text:style-name="P6"/>
      <text:p text:style-name="P10">St Andrews<text:tab/><text:span text:style-name="T25">Constraints Programming VIP</text:span><text:tab/><text:span text:style-name="T19">202</text:span><text:span text:style-name="T21">3-ongoing</text:span></text:p>
      <text:p text:style-name="P13"><text:span text:style-name="T3">As part of this Vertically Integrated Project, I have worked on the </text:span><text:a xlink:type="simple" xlink:href="https://conjure.readthedocs.io/en/latest/welcome.html" text:style-name="Internet_20_link" text:visited-style-name="Visited_20_Internet_20_Link">Conjure</text:a><text:span text:style-name="T3"> constraints modelling tool that is developed by the constraints programming research group at the University of St Andrews. Specifically, I have focused on the </text:span><text:a xlink:type="simple" xlink:href="https://github.com/conjure-cp/conjure-oxide" text:style-name="Internet_20_link" text:visited-style-name="Visited_20_Internet_20_Link">conjure-oxide</text:a> <text:span text:style-name="T3">project – rewriting the original Conjure + Saville Row stack into Rust. </text:span></text:p>
      <text:p text:style-name="P14"><text:span text:style-name="T3">As part of this project, we have worked on compiling the high-level constraints modelling language (Essence) into low-level representations that are required by specific </text:span><text:span text:style-name="T4">constraint </text:span><text:span text:style-name="T3">solvers (e.g. logical expressions in conjunctive normal form for SAT solvers). </text:span></text:p>
      <text:p text:style-name="P14"><text:span text:style-name="T3">I have also developed some Python internal tools and continuous integration workflows on GitHub to automate testing and deployment tasks for </text:span><text:span text:style-name="T4">my</text:span><text:span text:style-name="T3"> team.</text:span></text:p>
      <text:p text:style-name="P13"><text:soft-page-break/><text:span text:style-name="T3">I have collaborated with a large team, consisting of undergraduate and postgraduate students, as well as members of the research group. As part of this project, I have learned the Rust programming language, the basics of compilation, and algorithms for solving boolean satisfiability problems. <text:line-break/>I have also gained the valuable experience of working on a large-scale software project using the Git version control system and the AGILE software development methodology.</text:span></text:p>
      <text:p text:style-name="P7"><text:line-break/>Projects</text:p>
      <text:p text:style-name="P9">Automated greenhouse with Arduino<text:tab/><text:span text:style-name="T19">2019</text:span></text:p>
      <text:p text:style-name="P3">A team project <text:span text:style-name="T31">with 3 of my classmates </text:span>to develop a system for automatically monitoring the climate inside a small greenhouse and manage lights, ventilation and water valves. The UI included a mobile app to manage the greenhouse remotely and a text menu on an LCD screen.</text:p>
      <text:p text:style-name="P3">As part of the team, I was responsible for designing the electronics and programming the Arduino microcontroller.</text:p>
      <text:p text:style-name="P3">The project won a bronze medal at the IEYI-2019 in Jakarta</text:p>
      <text:p text:style-name="P4">Skills practiced:</text:p>
      <text:list text:style-name="L4">
        <text:list-item>
          <text:p text:style-name="P22">Programming in a C-like language</text:p>
        </text:list-item>
        <text:list-item>
          <text:p text:style-name="P22">Hardware, electronics and microcontrollers</text:p>
        </text:list-item>
        <text:list-item>
          <text:p text:style-name="P22">Communication skills, teamwork and delivering presentations</text:p>
        </text:list-item>
      </text:list>
      <text:p text:style-name="P6"/>
      <text:p text:style-name="P9">Full Stack E-Commerce web app<text:tab/><text:span text:style-name="T19">2021</text:span></text:p>
      <text:p text:style-name="P3">A web app for a shop that allows users to register, add items to cart and place orders. It includes an administrator panel for adding/removing goods, a simple full text search system, a SQLite database and a REST API.</text:p>
      <text:p text:style-name="P3">Project information: <text:a xlink:type="simple" xlink:href="https://github.com/gskorokhod/shop-website-project" text:style-name="Internet_20_link" text:visited-style-name="Visited_20_Internet_20_Link">https://github.com/gskorokhod/shop-website-project</text:a></text:p>
      <text:p text:style-name="P4">Skills practiced:</text:p>
      <text:list text:style-name="L5">
        <text:list-item>
          <text:p text:style-name="P23">Backend web development with Python</text:p>
        </text:list-item>
        <text:list-item>
          <text:p text:style-name="P23">Using the git version control system and GitHub repositories</text:p>
        </text:list-item>
        <text:list-item>
          <text:p text:style-name="P23">API development</text:p>
        </text:list-item>
        <text:list-item>
          <text:p text:style-name="P23">SQL databases</text:p>
        </text:list-item>
      </text:list>
      <text:p text:style-name="P7"><text:soft-page-break/><text:line-break/>Skill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list text:style-name="L1">
              <text:list-item>
                <text:p text:style-name="P16">Python <text:s text:c="18"/>(proficient)</text:p>
              </text:list-item>
              <text:list-item>
                <text:p text:style-name="P17">Java <text:s text:c="22"/>(intermediate)</text:p>
              </text:list-item>
              <text:list-item>
                <text:p text:style-name="P18">Rust <text:s text:c="22"/>(intermediate)</text:p>
              </text:list-item>
              <text:list-item>
                <text:p text:style-name="P18">JS and TypeScript (intermediate)</text:p>
              </text:list-item>
              <text:list-item>
                <text:p text:style-name="P17"><text:span text:style-name="T31">C and </text:span>C++ <text:s text:c="11"/>(beginner)</text:p>
              </text:list-item>
              <text:list-item>
                <text:p text:style-name="P17">SQL databases</text:p>
              </text:list-item>
              <text:list-item>
                <text:p text:style-name="P17">Algorithms <text:span text:style-name="T31">&amp; </text:span>Data structures</text:p>
              </text:list-item>
              <text:list-item>
                <text:p text:style-name="P17">Networking</text:p>
              </text:list-item>
              <text:list-item>
                <text:p text:style-name="P18">Basics of theoretical CS</text:p>
              </text:list-item>
              <text:list-item>
                <text:p text:style-name="P18">React web development</text:p>
              </text:list-item>
              <text:list-item>
                <text:p text:style-name="P18">REST and GraphQL API’s</text:p>
              </text:list-item>
            </text:list>
          </table:table-cell>
          <table:table-cell table:style-name="Table1.A1" office:value-type="string">
            <text:list text:continue-numbering="true" text:style-name="L1">
              <text:list-item>
                <text:p text:style-name="P19">Basics of algebra &amp; calculus </text:p>
              </text:list-item>
              <text:list-item>
                <text:p text:style-name="P20">Full Stack web development</text:p>
              </text:list-item>
              <text:list-item>
                <text:p text:style-name="P20">Web scraping and parsers</text:p>
              </text:list-item>
              <text:list-item>
                <text:p text:style-name="P20">Experience with the UNIX command line</text:p>
              </text:list-item>
              <text:list-item>
                <text:p text:style-name="P19">Experience with Git</text:p>
              </text:list-item>
              <text:list-item>
                <text:p text:style-name="P19">Experience with AGILE development</text:p>
              </text:list-item>
              <text:list-item>
                <text:p text:style-name="P20">Good communication skills</text:p>
              </text:list-item>
              <text:list-item>
                <text:p text:style-name="P20">Making and delivering presentations</text:p>
              </text:list-item>
            </text:list>
          </table:table-cell>
        </table:table-row>
      </table:table>
      <text:p text:style-name="P9"/>
      <text:p text:style-name="P7"><text:line-break/>Languages</text:p>
      <text:list text:style-name="L6">
        <text:list-item>
          <text:p text:style-name="P24">English<text:tab/>Full professional proficiency<text:tab/>IELTS 8.0 <text:s/>(C1)</text:p>
        </text:list-item>
        <text:list-item>
          <text:p text:style-name="P24">Russian<text:tab/>Native speaker<text:tab/>-</text:p>
        </text:list-item>
        <text:list-item>
          <text:p text:style-name="P24">German<text:tab/>Beginner<text:tab/>-</text:p>
        </text:list-item>
      </text:list>
      <text:p text:style-name="P5"/>
      <text:p text:style-name="P7"><text:line-break/>Contacts</text:p>
      <text:list text:continue-numbering="true" text:style-name="L6">
        <text:list-item>
          <text:p text:style-name="P24">E-Mail (University)<text:tab/><text:tab/><text:a xlink:type="simple" xlink:href="mailto:gs248@st-andrews.ac.uk" text:style-name="Internet_20_link" text:visited-style-name="Visited_20_Internet_20_Link">gs248@st-andrews.ac.uk</text:a></text:p>
        </text:list-item>
        <text:list-item>
          <text:p text:style-name="P25">E-Mail (<text:span text:style-name="T34">Work</text:span>)<text:tab/><text:tab/><text:a xlink:type="simple" xlink:href="mailto:mail@gskorokhod.com" text:style-name="Internet_20_link" text:visited-style-name="Visited_20_Internet_20_Link"><text:span text:style-name="T24">mail@gskorokhod.com</text:span></text:a></text:p>
        </text:list-item>
        <text:list-item>
          <text:p text:style-name="P24">Phone number<text:tab/><text:tab/><text:span text:style-name="T22">+44 7</text:span><text:span text:style-name="T23">586 882 668</text:span></text:p>
        </text:list-item>
        <text:list-item>
          <text:p text:style-name="P24">LinkedIn<text:tab/> <text:s text:c="6"/><text:a xlink:type="simple" xlink:href="https://www.linkedin.com/in/georgii-skorokhod-437881251/" text:style-name="Internet_20_link" text:visited-style-name="Visited_20_Internet_20_Link">https://www.linkedin.com/in/georgii-skorokhod-437881251/</text:a></text:p>
        </text:list-item>
        <text:list-item>
          <text:p text:style-name="P24">GitHub<text:tab/><text:tab/><text:a xlink:type="simple" xlink:href="https://github.com/gskorokhod" text:style-name="Internet_20_link" text:visited-style-name="Visited_20_Internet_20_Link">https://github.com/gskorokhod</text:a></text:p>
        </text:list-item>
      </text:list>
      <text:p text:style-name="P5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style:page-number="auto" fo:break-after="column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.0783in" fo:border-left="none" fo:border-right="none" fo:border-top="none" fo:border-bottom="0.65pt solid #333333" text:number-lines="false" text:line-number="0" style:join-border="true">
        <style:tab-stops/>
      </style:paragraph-properties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line-height="115%"/>
      <style:text-properties officeooo:rsid="00034536" officeooo:paragraph-rsid="00034536"/>
    </style:style>
    <style:style style:name="MP2" style:family="paragraph" style:parent-style-name="Header">
      <style:paragraph-properties fo:line-height="115%"/>
      <style:text-properties officeooo:rsid="00034536" officeooo:paragraph-rsid="000b9db8"/>
    </style:style>
    <style:style style:name="MT1" style:family="text">
      <style:text-properties style:font-name="DejaVu Serif" fo:font-size="12pt" officeooo:rsid="000b9db8" style:font-size-asian="12pt" style:font-size-complex="12pt"/>
    </style:style>
    <style:style style:name="MT2" style:family="text">
      <style:text-properties style:font-name="DejaVu Serif" fo:font-size="12pt" style:font-size-asian="12pt" style:font-size-complex="12pt"/>
    </style:style>
    <style:style style:name="MT3" style:family="text">
      <style:text-properties style:font-name="DejaVu Serif" fo:font-size="16pt" style:font-size-asian="16pt" style:font-size-complex="16pt"/>
    </style:style>
    <style:style style:name="MT4" style:family="text">
      <style:text-properties style:font-name="DejaVu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style:font-name="DejaVu Serif" fo:font-size="12pt" fo:font-style="normal" fo:font-weight="normal" officeooo:rsid="0005bf90" style:font-size-asian="12pt" style:font-style-asian="normal" style:font-weight-asian="normal" style:font-size-complex="12pt" style:font-style-complex="normal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mailto:mail@gskorokhod.com" text:style-name="Internet_20_link" text:visited-style-name="Visited_20_Internet_20_Link"><text:span text:style-name="MT1">mail@gskorokhod.com</text:span></text:a><text:span text:style-name="MT2"><text:tab/></text:span><text:span text:style-name="MT3">Georgii Skorokhod</text:span><text:span text:style-name="MT2"><text:tab/>GitHub: </text:span><text:a xlink:type="simple" xlink:href="https://github.com/gskorokhod" text:style-name="Internet_20_link" text:visited-style-name="Visited_20_Internet_20_Link"><text:span text:style-name="MT2">@gskorokhod</text:span></text:a></text:p>
        <text:p text:style-name="MP2"><text:span text:style-name="MT4">+44 7</text:span><text:span text:style-name="MT5">586 882 668</text:span><text:span text:style-name="MT2"><text:tab/>Computer Science student (BSc)<text:tab/>Linkedin: </text:span><text:a xlink:type="simple" xlink:href="https://www.linkedin.com/in/georgii-skorokhod-437881251/" text:style-name="Internet_20_link" text:visited-style-name="Visited_20_Internet_20_Link"><text:span text:style-name="MT2">link</text:span></text:a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2T23:27:52.701932719</meta:creation-date>
    <dc:date>2024-02-04T15:08:19.925021742</dc:date>
    <meta:editing-duration>PT3H34M7S</meta:editing-duration>
    <meta:editing-cycles>9</meta:editing-cycles>
    <meta:generator>LibreOffice/7.6.4.1$Linux_X86_64 LibreOffice_project/60$Build-1</meta:generator>
    <meta:document-statistic meta:table-count="1" meta:image-count="0" meta:object-count="0" meta:page-count="4" meta:paragraph-count="76" meta:word-count="832" meta:character-count="5445" meta:non-whitespace-character-count="4623"/>
  </office:meta>
</office:document-meta>
</file>